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B000000A80EE6802F9A36E8DE.jpg" manifest:media-type="image/jpeg"/>
  <manifest:file-entry manifest:full-path="Pictures/100000000000027E000000C0A6E21BDA3CDD1929.jpg" manifest:media-type="image/jpeg"/>
  <manifest:file-entry manifest:full-path="Pictures/10000201000003000000025CC89259918B65EE75.png" manifest:media-type="image/png"/>
  <manifest:file-entry manifest:full-path="Pictures/1000000000001998000009437A425A3A1892CE5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279cm" svg:height="10.131cm" svg:x="4.601cm" svg:y="2.82cm">
          <draw:image xlink:href="Pictures/1000000000001998000009437A425A3A1892CE58.jpg" xlink:type="simple" xlink:show="embed" xlink:actuate="onLoad" draw:mime-type="image/jpeg">
            <text:p/>
          </draw:image>
        </draw:frame>
        <draw:frame draw:style-name="gr2" draw:text-style-name="P2" draw:layer="layout" svg:width="4.845cm" svg:height="3.81cm" svg:x="0.235cm" svg:y="2.784cm">
          <draw:image xlink:href="Pictures/10000201000003000000025CC89259918B65EE75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1.338cm" svg:x="0.635cm" svg:y="6.985cm">
          <draw:image xlink:href="Pictures/100000000000027E000000C0A6E21BDA3CDD1929.jpg" xlink:type="simple" xlink:show="embed" xlink:actuate="onLoad" draw:mime-type="image/jpeg">
            <text:p/>
          </draw:image>
        </draw:frame>
        <draw:frame draw:style-name="gr2" draw:text-style-name="P2" draw:layer="layout" svg:width="4.742cm" svg:height="3.174cm" svg:x="0.345cm" svg:y="8.256cm">
          <draw:image xlink:href="Pictures/10000000000000FB000000A80EE6802F9A36E8D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2T17:53:00.995723020</meta:creation-date>
    <dc:date>2020-11-12T18:14:25.194364067</dc:date>
    <meta:editing-duration>PT12M6S</meta:editing-duration>
    <meta:editing-cycles>2</meta:editing-cycles>
    <meta:generator>LibreOffice/7.0.3.1$Linux_X86_64 LibreOffice_project/00$Build-1</meta:generator>
    <meta:document-statistic meta:object-count="27"/>
  </office:meta>
</office:document-meta>
</file>